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310000006CF7F7BA2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1" svg:font-family="Arial" style:font-adornments="Bold" style:font-family-generic="swiss" style:font-pitch="variable"/>
    <style:font-face style:name="Courier New" svg:font-family="'Courier New'" style:font-family-generic="modern"/>
    <style:font-face style:name="Helvetica" svg:font-family="Helvetica" style:font-family-generic="swiss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officeooo:paragraph-rsid="0014fbf1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margin-left="0in" fo:margin-right="0in" fo:margin-top="0in" fo:margin-bottom="0.1181in" style:contextual-spacing="false" fo:orphans="2" fo:widows="2" fo:text-indent="0in" style:auto-text-indent="false" style:writing-mode="lr-tb">
        <style:tab-stops>
          <style:tab-stop style:position="3in" style:type="center"/>
          <style:tab-stop style:position="6.5in" style:type="right"/>
        </style:tab-stops>
      </style:paragraph-properties>
      <style:text-properties officeooo:paragraph-rsid="0014fbf1"/>
    </style:style>
    <style:style style:name="P7" style:family="paragraph" style:parent-style-name="Standard">
      <style:paragraph-properties fo:margin-left="0in" fo:margin-right="0in" fo:margin-top="0in" fo:margin-bottom="0.1181in" style:contextual-spacing="false" fo:orphans="2" fo:widows="2" fo:text-indent="0in" style:auto-text-indent="false" style:writing-mode="lr-tb"/>
    </style:style>
    <style:style style:name="P8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break-before="page"/>
    </style:style>
    <style:style style:name="P1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4" style:family="paragraph" style:parent-style-name="Heading_20_1" style:master-page-name="First_20_Page">
      <style:paragraph-properties style:page-number="auto"/>
    </style:style>
    <style:style style:name="P15" style:family="paragraph">
      <style:paragraph-properties style:writing-mode="lr-tb"/>
      <style:text-properties style:font-name="Times New Roman" fo:font-size="1pt" style:font-name-asian="Times New Roman" style:font-name-complex="Times New Roman"/>
    </style:style>
    <style:style style:name="P16" style:family="paragraph">
      <loext:graphic-properties draw:fill="solid" draw:fill-color="#c0c0c0" draw:opacity="50%"/>
      <style:paragraph-properties style:writing-mode="lr-tb"/>
      <style:text-properties style:font-name="Times New Roman" fo:font-size="1pt" style:font-name-asian="Times New Roman" style:font-name-complex="Times New Roman"/>
    </style:style>
    <style:style style:name="T1" style:family="text">
      <style:text-properties officeooo:rsid="001bc38b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16888d" style:font-size-asian="8pt" style:font-size-complex="8pt"/>
    </style:style>
    <style:style style:name="T4" style:family="text">
      <style:text-properties fo:font-size="8pt" officeooo:rsid="002091d6" style:font-size-asian="8pt" style:font-size-complex="8pt"/>
    </style:style>
    <style:style style:name="T5" style:family="text">
      <style:text-properties officeooo:rsid="001a0f73"/>
    </style:style>
    <style:style style:name="T6" style:family="text">
      <style:text-properties officeooo:rsid="00181d89"/>
    </style:style>
    <style:style style:name="T7" style:family="text">
      <style:text-properties style:font-name="Times New Roman" fo:font-size="1pt" style:font-name-asian="Times New Roman" style:font-name-complex="Times New Roman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style:shrink-to-fit="false" fo:padding-top="0.0902in" fo:padding-bottom="0.0902in" fo:padding-left="0.1736in" fo:padding-right="0.1736in" fo:wrap-option="wrap" draw:shadow="hidden" style:writing-mode="lr-tb" loext:decorative="false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<text:bookmark-start text:name="__RefHeading___Toc1298_821615081"/>Introduction<text:bookmark-end text:name="__RefHeading___Toc1298_821615081"/></text:h>
      <text:h text:style-name="Heading_20_2" text:outline-level="2"><text:bookmark-start text:name="__RefHeading___Toc1300_821615081"/>Served Use Cases<text:bookmark-end text:name="__RefHeading___Toc1300_821615081"/></text:h>
      <text:h text:style-name="Heading_20_2" text:outline-level="2"><text:bookmark-start text:name="__RefHeading___Toc1302_821615081"/>Unserved Use Cases<text:bookmark-end text:name="__RefHeading___Toc1302_821615081"/></text:h>
      <text:h text:style-name="Heading_20_1" text:outline-level="1"><text:bookmark-start text:name="__RefHeading___Toc1304_821615081"/>Annotations to the Standard<text:bookmark-end text:name="__RefHeading___Toc1304_821615081"/></text:h>
      <text:h text:style-name="Heading_20_2" text:outline-level="2"><text:bookmark-start text:name="__RefHeading___Toc1306_821615081"/>Introduction<text:bookmark-end text:name="__RefHeading___Toc1306_821615081"/></text:h>
      <text:p text:style-name="Standard"/>
      <text:h text:style-name="Heading_20_2" text:outline-level="2"><text:bookmark-start text:name="__RefHeading___Toc1308_821615081"/>Intended Use<text:bookmark-end text:name="__RefHeading___Toc1308_821615081"/></text:h>
      <text:p text:style-name="Standard"/>
      <text:h text:style-name="Heading_20_2" text:outline-level="2"><text:bookmark-start text:name="__RefHeading___Toc1310_821615081"/>Reference and Context<text:bookmark-end text:name="__RefHeading___Toc1310_821615081"/></text:h>
      <text:p text:style-name="Standard"/>
      <text:h text:style-name="Heading_20_2" text:outline-level="2"><text:bookmark-start text:name="__RefHeading___Toc1312_821615081"/>Message Formats<text:bookmark-end text:name="__RefHeading___Toc1312_821615081"/></text:h>
      <text:p text:style-name="Standard"/>
      <text:h text:style-name="Heading_20_2" text:outline-level="2"><text:bookmark-start text:name="__RefHeading___Toc1314_821615081"/>States<text:bookmark-end text:name="__RefHeading___Toc1314_821615081"/></text:h>
      <text:p text:style-name="Standard"/>
      <text:h text:style-name="Heading_20_2" text:outline-level="2"><text:bookmark-start text:name="__RefHeading___Toc1316_821615081"/>Interactions<text:bookmark-end text:name="__RefHeading___Toc1316_821615081"/></text:h>
      <text:p text:style-name="Standard"/>
      <text:h text:style-name="Heading_20_1" text:outline-level="1"><text:bookmark-start text:name="__RefHeading___Toc1318_821615081"/>Background<text:bookmark-end text:name="__RefHeading___Toc1318_821615081"/></text:h>
      <text:p text:style-name="Standard"/>
      <text:p text:style-name="P7"/>
      <text:p text:style-name="P1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12"><text:s/>1 Introduction<text:tab/>1</text:p>
          <text:p text:style-name="P13"><text:s/>1.1 Served Use Cases<text:tab/>1</text:p>
          <text:p text:style-name="P13"><text:s/>1.2 Unserved Use Cases<text:tab/>1</text:p>
          <text:p text:style-name="P12"><text:s/>2 Annotations to the Standard<text:tab/>1</text:p>
          <text:p text:style-name="P13"><text:s/>2.1 Introduction<text:tab/>1</text:p>
          <text:p text:style-name="P13"><text:s/>2.2 Intended Use<text:tab/>1</text:p>
          <text:p text:style-name="P13"><text:s/>2.3 Reference and Context<text:tab/>1</text:p>
          <text:p text:style-name="P13"><text:s/>2.4 Message Formats<text:tab/>1</text:p>
          <text:p text:style-name="P13"><text:s/>2.5 States<text:tab/>1</text:p>
          <text:p text:style-name="P13"><text:s/>2.6 Interactions<text:tab/>1</text:p>
          <text:p text:style-name="P12"><text:s/>3 Background<text:tab/>1</text:p>
        </text:index-body>
      </text:table-of-content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1" svg:font-family="Arial" style:font-adornments="Bold" style:font-family-generic="swiss" style:font-pitch="variable"/>
    <style:font-face style:name="Courier New" svg:font-family="'Courier New'" style:font-family-generic="modern"/>
    <style:font-face style:name="Helvetica" svg:font-family="Helvetica" style:font-family-generic="swiss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1" fo:font-size="12pt" fo:language="en" fo:country="US" style:font-name-asian="Arial Unicode MS1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1" fo:font-size="12pt" fo:language="en" fo:country="US" style:font-name-asian="Arial Unicode MS1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style:contextual-spacing="false" fo:orphans="2" fo:widows="2" fo:text-indent="0in" style:auto-text-indent="fals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en" fo:country="US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2pt" style:font-size-asian="18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style:contextual-spacing="false" fo:text-align="start" style:justify-single-word="false" fo:hyphenation-ladder-count="no-limit" fo:text-indent="0in" style:auto-text-indent="false" style:page-number="auto" fo:keep-with-next="always"/>
      <style:text-properties style:font-name="Arial1" fo:font-family="Arial" style:font-style-name="Bold" style:font-family-generic="swiss" style:font-pitch="variable" fo:font-size="12pt" fo:font-weight="bold" style:font-size-asian="10pt" style:font-weight-asian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/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loext:opacity="0%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1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loext:opacity="0%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1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style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loext:opacity="100%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1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loext:num-list-format="%1%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loext:num-list-format="%4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loext:num-list-format="%5%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loext:num-list-format="%7%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loext:num-list-format="%8%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loext:num-list-format="%1%.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loext:num-list-format="%1%.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loext:num-list-format="%4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loext:num-list-format="%5%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loext:num-list-format="%7%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loext:num-list-format="%8%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loext:num-list-format="%4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loext:num-list-format="%5%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loext:num-list-format="%7%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loext:num-list-format="%8%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number:date-style style:name="N129">
      <number:month/>
      <number:text>/</number:text>
      <number:day/>
      <number:text>/</number:text>
      <number:year number:style="long"/>
    </number:date-style>
    <number:date-style style:name="N130">
      <number:day/>
      <number:text>/</number:text>
      <number:month/>
      <number:text>/</number:text>
      <number:year number:style="long"/>
    </number:date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/</number:text>
      <number:month/>
      <number:text>/</number:text>
      <number:year number:style="long"/>
    </number:date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1in" style:rel-column-width="33934*"/>
    </style:style>
    <style:style style:name="Table1.B" style:family="table-column">
      <style:table-column-properties style:column-width="0.0681in" style:rel-column-width="697*"/>
    </style:style>
    <style:style style:name="Table1.C" style:family="table-column">
      <style:table-column-properties style:column-width="1.8035in" style:rel-column-width="18483*"/>
    </style:style>
    <style:style style:name="Table1.D" style:family="table-column">
      <style:table-column-properties style:column-width="1.2118in" style:rel-column-width="12421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  <style:text-properties style:font-name="Times New Roman" fo:font-size="1pt" style:font-name-asian="Times New Roman" style:font-name-complex="Times New Roman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" fo:font-size="1pt" style:font-name-asian="Times New Roman" style:font-name-complex="Times New Roman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officeooo:paragraph-rsid="0014fbf1"/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Text_20_body">
      <style:paragraph-properties fo:margin-left="0in" fo:margin-right="0in" fo:margin-top="0in" fo:margin-bottom="0.1181in" style:contextual-spacing="false" fo:orphans="2" fo:widows="2" fo:text-indent="0in" style:auto-text-indent="false" style:writing-mode="lr-tb">
        <style:tab-stops>
          <style:tab-stop style:position="3in" style:type="center"/>
          <style:tab-stop style:position="6.5in" style:type="right"/>
        </style:tab-stops>
      </style:paragraph-properties>
      <style:text-properties officeooo:paragraph-rsid="0014fbf1"/>
    </style:style>
    <style:style style:name="MT1" style:family="text">
      <style:text-properties style:font-name="Times New Roman" fo:font-size="1pt" style:font-name-asian="Times New Roman" style:font-name-complex="Times New Roman"/>
    </style:style>
    <style:style style:name="MT2" style:family="text">
      <style:text-properties officeooo:rsid="001bc38b"/>
    </style:style>
    <style:style style:name="MT3" style:family="text">
      <style:text-properties fo:font-size="8pt" officeooo:rsid="0016888d" style:font-size-asian="8pt" style:font-size-complex="8pt"/>
    </style:style>
    <style:style style:name="MT4" style:family="text">
      <style:text-properties fo:font-size="8pt" officeooo:rsid="002091d6" style:font-size-asian="8pt" style:font-size-complex="8pt"/>
    </style:style>
    <style:style style:name="MT5" style:family="text">
      <style:text-properties officeooo:rsid="001a0f73"/>
    </style:style>
    <style:style style:name="MT6" style:family="text">
      <style:text-properties officeooo:rsid="00181d89"/>
    </style:style>
    <style:style style:name="MT7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style:shrink-to-fit="false" fo:padding-top="0.0902in" fo:padding-bottom="0.0902in" fo:padding-left="0.1736in" fo:padding-right="0.1736in" fo:wrap-option="wrap" draw:shadow="hidden" style:writing-mode="lr-tb" loext:decorative="false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  <number:date-style style:name="N40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draw:custom-shape text:anchor-type="char" draw:z-index="1" draw:name="PowerPlusWaterMarkObject3" draw:style-name="Mgr1" draw:text-style-name="MP3" svg:width="6.5461in" svg:height="2.6185in" draw:transform="skewX (-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 <text:span text:style-name="MT2">BLE Transfer </text:span>Technical Note</text:p>
      </style:header>
      <style:footer>
        <text:p text:style-name="MP4"><text:span text:style-name="Page_20_Number"><text:span text:style-name="MT3">Copyright 2011-</text:span></text:span><text:span text:style-name="Page_20_Number"><text:span text:style-name="MT3"><text:user-defined style:data-style-name="N0" text:name="OLCByear">2024</text:user-defined></text:span></text:span><text:span text:style-name="Page_20_Number"><text:span text:style-name="MT3">. All rights reserved. This OpenLCB document is licensed under the Creative Commons Attribution-ShareAlike 4.0 International License (CC BY-SA 4.0). See https://openlcb.org/licensing for more information.</text:span></text:span><text:span text:style-name="Page_20_Number"><text:span text:style-name="MT4"><text:tab/>Page </text:span></text:span><text:span text:style-name="Page_20_Number"><text:span text:style-name="MT4"><text:page-number text:select-page="current">2</text:page-number></text:span></text:span><text:span text:style-name="Page_20_Number"><text:span text:style-name="MT4"><text:s/>of </text:span></text:span><text:span text:style-name="Page_20_Number"><text:span text:style-name="MT4"><text:page-count style:num-format="1">2</text:page-count></text:span></text:span><text:span text:style-name="Page_20_Number"><text:span text:style-name="MT4"><text:s/>- </text:span></text:span><text:span text:style-name="Page_20_Number"><text:span text:style-name="MT4"><text:user-defined style:data-style-name="N0" text:name="OLCBdate">August 18, 2024</text:user-defined></text:span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5"><draw:custom-shape text:anchor-type="char" draw:z-index="0" draw:name="PowerPlusWaterMarkObject1" draw:style-name="Mgr1" draw:text-style-name="MP3" svg:width="6.5461in" svg:height="2.6185in" draw:transform="skewX (-6.73624118882306E-017) rotate (0.785398163397448) translate (0.00972222222222222in 5.25001093613298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2"><draw:image xlink:href="Pictures/10000000000001310000006CF7F7BA2E.png" xlink:type="simple" xlink:show="embed" xlink:actuate="onLoad" draw:mime-type="image/png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Technical Note</text:p>
            </table:table-cell>
            <table:covered-table-cell/>
          </table:table-row>
          <table:table-row table:style-name="Table1.1">
            <table:covered-table-cell table:style-name="Table1.A1"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BLE </text:span><text:span text:style-name="MT6">Transfer</text:span></text:p>
            </table:table-cell>
            <table:covered-table-cell/>
          </table:table-row>
          <table:table-row table:style-name="Table1.1">
            <table:covered-table-cell table:style-name="Table1.A1"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user-defined style:data-style-name="N0" text:name="OLCBdate">August 18, 2024</text:user-defined></text:p>
            </table:table-cell>
            <table:table-cell table:style-name="Table1.C1" office:value-type="string">
              <text:p text:style-name="MP7"><text:user-defined style:data-style-name="N0" text:name="OLCBstatus">Concept</text:user-defined></text:p>
            </table:table-cell>
          </table:table-row>
        </table:table>
        <text:p text:style-name="Header"/>
      </style:header>
      <style:footer>
        <text:p text:style-name="MP8"><text:span text:style-name="Page_20_Number"><text:span text:style-name="MT3">Copyright 2011-</text:span></text:span><text:span text:style-name="Page_20_Number"><text:span text:style-name="MT3"><text:user-defined style:data-style-name="N0" text:name="OLCByear">2024</text:user-defined></text:span></text:span><text:span text:style-name="Page_20_Number"><text:span text:style-name="MT3">. All rights reserved. This OpenLCB document is licensed under the Creative Commons Attribution-ShareAlike 4.0 International License (CC BY-SA 4.0). See https://openlcb.org/licensing for more information.</text:span></text:span><text:span text:style-name="Page_20_Number"><text:span text:style-name="MT4"><text:tab/>Page </text:span></text:span><text:span text:style-name="Page_20_Number"><text:span text:style-name="MT4"><text:page-number text:select-page="current">1</text:page-number></text:span></text:span><text:span text:style-name="Page_20_Number"><text:span text:style-name="MT4"><text:s/>of </text:span></text:span><text:span text:style-name="Page_20_Number"><text:span text:style-name="MT4"><text:page-count style:num-format="1">2</text:page-count></text:span></text:span><text:span text:style-name="Page_20_Number"><text:span text:style-name="MT4"><text:s/>- </text:span></text:span><text:span text:style-name="Page_20_Number"><text:span text:style-name="MT7"><text:date style:data-style-name="N40" text:date-value="2024-08-18T12:05:27.551892749">Aug 18, 2024</text:date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OpenLCB BLE Transfer Technical Note</dc:title>
    <meta:initial-creator>Alex Shepherd</meta:initial-creator>
    <meta:creation-date>2009-01-22T07:11:27</meta:creation-date>
    <meta:editing-cycles>78</meta:editing-cycles>
    <meta:editing-duration>PT12H42M20S</meta:editing-duration>
    <meta:generator>LibreOffice/24.2.5.2$Linux_X86_64 LibreOffice_project/420$Build-2</meta:generator>
    <dc:date>2024-08-18T12:05:27.402183889</dc:date>
    <dc:creator>Stuart Baker</dc:creator>
    <meta:document-statistic meta:table-count="1" meta:image-count="1" meta:object-count="0" meta:page-count="2" meta:paragraph-count="30" meta:word-count="162" meta:character-count="1053" meta:non-whitespace-character-count="899"/>
    <meta:user-defined meta:name="OLCBdate">August 18, 2024</meta:user-defined>
    <meta:user-defined meta:name="OLCBstatus">Concept</meta:user-defined>
    <meta:user-defined meta:name="OLCByear">2024</meta:user-defined>
  </office:meta>
</office:document-meta>
</file>